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Anonymous Pro" svg:font-family="'Anonymous Pro'"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style:font-size-asian="12pt" style:font-size-complex="12pt"/>
    </style:style>
    <style:style style:name="P2" style:family="paragraph" style:parent-style-name="Text_20_body" style:list-style-name="L1"/>
    <style:style style:name="P3" style:family="paragraph" style:parent-style-name="Text_20_body">
      <style:text-properties fo:language="en" fo:country="US"/>
    </style:style>
    <style:style style:name="P4" style:family="paragraph" style:parent-style-name="Heading">
      <style:paragraph-properties fo:text-align="center" style:justify-single-word="false"/>
      <style:text-properties fo:font-size="80pt" style:font-size-asian="80pt" style:font-size-complex="80pt"/>
    </style:style>
    <style:style style:name="P5" style:family="paragraph" style:parent-style-name="Footer">
      <style:paragraph-properties fo:text-align="center" style:justify-single-word="false"/>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DDL(v.2)</text:p>
      <text:p text:style-name="P1">data definition languag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ergey Strukov 2014</text:p>
      <text:p text:style-name="P1"/>
      <text:p text:style-name="P1">Copyright <text:span text:style-name="T1">©</text:span> 2014 Sergey Strukov. All rights reserved.</text:p>
      <text:p text:style-name="P1">This document is public. You may freely distribute it free of charge as far as it's content, copyright notice and authorship is unchanged.</text:p>
      <text:h text:style-name="Heading_20_2" text:outline-level="2"><text:soft-page-break/>1. General discussion.</text:h>
      <text:p text:style-name="Text_20_body"><text:span text:style-name="T2">DDL</text:span> is the acronym of the “data definition language”. It is a computer language, designed to represent data of general kind in a human readable form. The <text:span text:style-name="T2">DDL</text:span> design is based on the following principles:</text:p>
      <text:list xml:id="list4893496263721254749" text:style-name="L1">
        <text:list-item>
          <text:list>
            <text:list-item>
              <text:p text:style-name="P2">it must be simple,</text:p>
            </text:list-item>
            <text:list-item>
              <text:p text:style-name="P2">it must looks familiar,</text:p>
            </text:list-item>
            <text:list-item>
              <text:p text:style-name="P2">it must be human friendly,</text:p>
            </text:list-item>
            <text:list-item>
              <text:p text:style-name="P2">it must be capable to represent a complex data,</text:p>
            </text:list-item>
            <text:list-item>
              <text:p text:style-name="P2">it must be a typed language,</text:p>
            </text:list-item>
            <text:list-item>
              <text:p text:style-name="P2">it must be commutative wherever logically possible,</text:p>
            </text:list-item>
            <text:list-item>
              <text:p text:style-name="P2">it must be modular,</text:p>
            </text:list-item>
            <text:list-item>
              <text:p text:style-name="P2">it must be compatible with the modern programming languages.</text:p>
            </text:list-item>
          </text:list>
        </text:list-item>
      </text:list>
      <text:p text:style-name="Text_20_body">Here is a simple <text:span text:style-name="T2">DDL</text:span> text example:</text:p>
      <text:p text:style-name="Код">sint8 s8 = 1 ;</text:p>
      <text:p text:style-name="Код">uint8 u8 = 2 ;</text:p>
      <text:p text:style-name="Код"/>
      <text:p text:style-name="Код">sint32 s32 = 5 ;</text:p>
      <text:p text:style-name="Код">uint32 u32 = 6 ;</text:p>
      <text:p text:style-name="Код"/>
      <text:p text:style-name="Код">int i = 9 ;</text:p>
      <text:p text:style-name="Код">sint s = 10 ;</text:p>
      <text:p text:style-name="Код">uint u = 11 ;</text:p>
      <text:p text:style-name="Код"/>
      <text:p text:style-name="Код">text t = "text" ;</text:p>
      <text:p text:style-name="Код">ip a = 192.168.1.10 ;</text:p>
      <text:p text:style-name="Код"/>
      <text:p text:style-name="Код">text *ptr_t=&amp;t ;</text:p>
      <text:p text:style-name="Код"/>
      <text:p text:style-name="Код">text at_ptr_t = *ptr_t ;</text:p>
      <text:p text:style-name="Код"/>
      <text:p text:style-name="Код">int[10] array_len_i = {1,2,3,4,5,6,7,8,9} ;</text:p>
      <text:p text:style-name="Код"/>
      <text:p text:style-name="Код">int[] array_i = {1,2,3,4,5} ;</text:p>
      <text:p text:style-name="Код"/>
      <text:p text:style-name="Код"><text:soft-page-break/>struct Struct</text:p>
      <text:p text:style-name="Код"><text:s/>{</text:p>
      <text:p text:style-name="Код"><text:s text:c="2"/>int fi = 1 ;</text:p>
      <text:p text:style-name="Код"><text:s text:c="2"/>uint fu = 2 ;</text:p>
      <text:p text:style-name="Код"><text:s text:c="2"/>text ft = "default" ;</text:p>
      <text:p text:style-name="Код"><text:s/>};</text:p>
      <text:p text:style-name="Код"/>
      <text:p text:style-name="Код">type List = Struct[] ;</text:p>
      <text:p text:style-name="P3">Looks familiar, isn't it? <text:span text:style-name="T2">DDL</text:span> is a <text:span text:style-name="T2">C</text:span> style language. <text:span text:style-name="T2">DDL</text:span> text defines <text:span text:style-name="T2">types</text:span> and <text:span text:style-name="T2">constants</text:span> of defined types. It does it pretty the same way, as <text:span text:style-name="T2">C</text:span> does. But there are some important differences. First, the language is commutative, i.e. the order of declarations is not significant. The second important feature is you can define default values for the structure fields. Unlike in <text:span text:style-name="T2">C</text:span><text:span text:style-name="T3">,</text:span> in <text:span text:style-name="T2">DDL</text:span> to specify an array type square brackets are written after the element type, not after the variable name. The other important difference is the expression interpretation rul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Anonymous Pro" svg:font-family="'Anonymous Pro'"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cm" fo:margin-bottom="0.212cm" fo:text-indent="1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100%" fo:margin-left="1cm" fo:margin-right="0cm" fo:text-indent="0cm" style:auto-text-indent="false"/>
    </style:style>
    <style:style style:name="Marginalia" style:family="paragraph" style:parent-style-name="Text_20_body" style:class="text">
      <style:paragraph-properties fo:margin="100%" fo:margin-left="4.001cm" fo:margin-right="0cm" fo:text-indent="0cm" style:auto-text-indent="false"/>
    </style:style>
    <style:style style:name="Код" style:family="paragraph" style:parent-style-name="Text_20_body" style:class="text" style:master-page-name="">
      <style:paragraph-properties fo:margin="100%" fo:margin-left="0.499cm" fo:margin-right="0.499cm" fo:text-indent="0cm" style:auto-text-indent="false" style:page-number="auto" fo:background-color="transparent" fo:padding="0.049cm" fo:border="0.002cm solid #000000" style:shadow="none">
        <style:tab-stops/>
        <style:background-image/>
      </style:paragraph-properties>
      <style:text-properties style:font-name="Anonymous Pro"/>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5T11:02:43.63</meta:creation-date>
    <meta:generator>OpenOffice.org/3.4$Win32 OpenOffice.org_project/340m1$Build-9590</meta:generator>
    <meta:editing-cycles>1</meta:editing-cycles>
    <meta:editing-duration>P0D</meta:editing-duration>
    <dc:description>This document contains desciption of the DDL -- data definition language.</dc:description>
    <meta:keyword>DDL</meta:keyword>
    <dc:subject>DDL -- data definition language</dc:subject>
    <dc:title>DDL</dc:title>
    <meta:document-statistic meta:table-count="0" meta:image-count="0" meta:object-count="0" meta:page-count="3" meta:paragraph-count="38" meta:word-count="321" meta:character-count="1692"/>
  </office:meta>
</office:document-meta>
</file>